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Calc.main( String [ ] ar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estCalc.TestCalc( String file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TestCalc.windowClosing( Window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